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SimSun" svg:font-family="SimSun"/>
    <style:font-face style:name="Arial" svg:font-family="Arial" style:font-charset="windows-1251"/>
    <style:font-face style:name="OpenSymbol" svg:font-family="OpenSymbol"/>
    <style:font-face style:name="Lohit Devanagari" svg:font-family="Lohit Devanagari"/>
    <style:font-face style:name="Menlo" svg:font-family="Menlo"/>
    <style:font-face style:name="Muller" svg:font-family="Muller"/>
    <style:font-face style:name="Source Han Sans CN Regular" svg:font-family="Source Han Sans CN Regular"/>
    <style:font-face style:name="Liberation Mono" svg:font-family="Liberation Mono" style:font-charset="windows-1251" style:font-family-generic="modern"/>
    <style:font-face style:name="DejaVu Sans" svg:font-family="DejaVu Sans" style:font-charset="windows-1251" style:font-family-generic="swiss"/>
    <style:font-face style:name="NSimSun" svg:font-family="NSimSun"/>
    <style:font-face style:name="Liberation Serif" svg:font-family="Liberation Serif" style:font-charset="windows-1251" style:font-family-generic="roman"/>
    <style:font-face style:name="Liberation Sans" svg:font-family="Liberation Sans" style:font-charset="windows-1251" style:font-family-generic="swiss"/>
    <style:font-face style:name="Microsoft YaHei" svg:font-family="Microsoft YaHei" style:font-charset="windows-1251"/>
    <style:font-face style:name="OpenSymbol1" svg:font-family="OpenSymbol1"/>
  </office:font-face-decls>
  <office:automatic-styles>
    <style:style style:name="PZERO" style:family="paragraph" style:parent-style-name="Обычный">
      <style:paragraph-properties fo:line-height="0.035cm" text:number-lines="true"/>
    </style:style>
    <style:style style:name="P14" style:family="paragraph" style:parent-style-name="Standard">
      <style:paragraph-properties text:number-lines="true"/>
      <style:text-properties style:font-size-asian="12pt"/>
    </style:style>
    <style:style style:name="P17" style:family="paragraph" style:parent-style-name="Preformatted_20_Text">
      <style:paragraph-properties text:number-lines="true"/>
    </style:style>
    <style:style style:name="P26" style:family="paragraph" style:parent-style-name="Standard">
      <style:paragraph-properties text:number-lines="true"/>
      <style:text-properties style:font-name="Arial" fo:font-size="13pt" style:font-size-asian="13pt" style:font-size-complex="13pt"/>
    </style:style>
    <style:style style:name="P27" style:family="paragraph" style:parent-style-name="Preformatted_20_Text">
      <style:paragraph-properties fo:margin-bottom="0.499cm" text:number-lines="true"/>
      <style:text-properties style:font-name="Arial" fo:font-size="13pt" style:font-size-asian="13pt" style:font-size-complex="13pt"/>
    </style:style>
    <style:style style:name="P30" style:family="paragraph" style:parent-style-name="Preformatted_20_Text">
      <style:paragraph-properties fo:margin-top="0.101cm" text:number-lines="true"/>
      <style:text-properties style:font-name="DejaVu Sans" fo:font-size="11pt" fo:language="en" fo:country="us" style:font-size-asian="11pt" style:font-size-complex="11pt"/>
    </style:style>
    <style:style style:name="P31" style:family="paragraph" style:parent-style-name="Standard">
      <style:paragraph-properties fo:margin-top="0.101cm" text:number-lines="true"/>
      <style:text-properties style:font-name="DejaVu Sans" fo:font-size="11pt" fo:language="en" fo:country="us" style:font-size-asian="11pt" style:font-size-complex="11pt"/>
    </style:style>
    <style:style style:name="P32" style:family="paragraph" style:parent-style-name="Preformatted_20_Text">
      <style:paragraph-properties fo:margin-top="0.101cm" text:number-lines="true"/>
    </style:style>
    <style:style style:name="P35" style:family="paragraph" style:parent-style-name="Preformatted_20_Text">
      <style:paragraph-properties text:number-lines="true"/>
      <style:text-properties style:font-name="Arial" fo:font-size="12pt" style:font-size-asian="12pt" style:font-size-complex="12pt"/>
    </style:style>
    <style:style style:name="P37" style:family="paragraph" style:parent-style-name="Preformatted_20_Text">
      <style:paragraph-properties fo:margin-top="0.101cm" fo:margin-bottom="0.499cm" text:number-lines="true"/>
      <style:text-properties style:font-name="Arial" fo:font-size="12pt" style:font-size-asian="12pt" style:font-size-complex="12pt"/>
    </style:style>
    <style:style style:name="P38" style:family="paragraph" style:parent-style-name="Preformatted_20_Text">
      <style:paragraph-properties fo:margin-bottom="0.499cm" text:number-lines="true"/>
      <style:text-properties style:font-name="Arial" fo:font-size="12pt" style:font-size-asian="12pt" style:font-size-complex="12pt"/>
    </style:style>
    <style:style style:name="P39" style:family="paragraph" style:parent-style-name="Preformatted_20_Text">
      <style:paragraph-properties fo:margin-bottom="0.499cm" text:number-lines="true"/>
      <style:text-properties style:font-name="Arial" fo:font-size="12pt" fo:language="en" fo:country="us" style:font-name-asian="Source Han Sans CN Regular" style:font-size-asian="12pt" style:language-asian="none" style:country-asian="none" style:font-name-complex="Lohit Devanagari" style:font-size-complex="12pt" style:language-complex="none" style:country-complex="none" style:text-position="0% 100%"/>
    </style:style>
    <style:style style:name="P40" style:family="paragraph" style:parent-style-name="Preformatted_20_Text">
      <style:paragraph-properties fo:margin-bottom="0.250cm" text:number-lines="true"/>
      <style:text-properties style:font-name="Arial" fo:font-size="12pt" fo:language="en" fo:country="us" style:font-name-asian="Liberation Mono" style:font-size-asian="12pt" style:language-asian="none" style:country-asian="none" style:font-size-complex="12pt" style:language-complex="none" style:country-complex="none" style:text-position="0% 100%"/>
    </style:style>
    <style:style style:name="P41" style:family="paragraph" style:parent-style-name="Preformatted_20_Text">
      <style:paragraph-properties fo:margin-bottom="0.250cm" text:number-lines="true"/>
      <style:text-properties style:font-name="Arial" fo:font-size="12pt" fo:language="none" fo:country="none" style:font-name-asian="Liberation Mono" style:font-size-asian="12pt" style:language-asian="none" style:country-asian="none" style:font-size-complex="12pt" style:language-complex="none" style:country-complex="none" style:text-position="0% 100%"/>
    </style:style>
    <style:style style:name="P42" style:family="paragraph" style:parent-style-name="Preformatted_20_Text">
      <style:paragraph-properties fo:margin-bottom="0.250cm" text:number-lines="true"/>
      <style:text-properties style:font-name="Arial" fo:font-size="12pt" style:font-size-asian="12pt" style:font-size-complex="12pt"/>
    </style:style>
    <style:style style:name="P43" style:family="paragraph" style:parent-style-name="Standard">
      <style:paragraph-properties text:number-lines="true"/>
      <style:text-properties style:font-name="Arial" style:font-size-asian="12pt"/>
    </style:style>
    <style:style style:name="P46" style:family="paragraph" style:parent-style-name="Standard">
      <style:paragraph-properties fo:margin-top="0.101cm" text:number-lines="true"/>
      <style:text-properties style:font-name="Arial" fo:language="en" fo:country="us" style:font-name-asian="Source Han Sans CN Regular" style:font-size-asian="12pt" style:language-asian="none" style:country-asian="none" style:font-name-complex="Lohit Devanagari" style:language-complex="none" style:country-complex="none" style:text-position="0% 100%"/>
    </style:style>
    <style:style style:name="P48" style:family="paragraph" style:parent-style-name="Standard">
      <style:paragraph-properties fo:margin-top="0.101cm" text:number-lines="true"/>
      <style:text-properties style:font-name="Arial" fo:language="en" fo:country="us" style:font-name-asian="Liberation Mono" style:font-size-asian="12pt" style:language-asian="none" style:country-asian="none" style:font-name-complex="Liberation Mono" style:language-complex="none" style:country-complex="none" style:text-position="0% 100%"/>
    </style:style>
    <style:style style:name="P49" style:family="paragraph" style:parent-style-name="Standard">
      <style:paragraph-properties fo:margin-top="0.101cm" text:number-lines="true"/>
      <style:text-properties style:font-name="Arial" fo:language="en" fo:country="us" style:font-size-asian="12pt"/>
    </style:style>
    <style:style style:name="P52" style:family="paragraph" style:parent-style-name="Standard">
      <style:paragraph-properties fo:margin-top="0.101cm" text:number-lines="true"/>
      <style:text-properties style:font-name="Arial" style:font-size-asian="12pt"/>
    </style:style>
    <style:style style:name="P55" style:family="paragraph" style:parent-style-name="Text_20_body">
      <style:paragraph-properties text:number-lines="true"/>
      <style:text-properties style:font-name="Arial" style:font-size-asian="12pt"/>
    </style:style>
    <style:style style:name="P57" style:family="paragraph" style:parent-style-name="Text_20_body">
      <style:paragraph-properties text:number-lines="true"/>
      <style:text-properties style:font-name="Arial" fo:font-weight="bold" style:font-size-asian="12pt" style:font-weight-asian="bold" style:font-weight-complex="bold"/>
    </style:style>
    <style:style style:name="P74" style:family="paragraph" style:parent-style-name="Text_20_body">
      <style:paragraph-properties fo:margin-bottom="0.250cm" text:number-lines="true"/>
      <style:text-properties style:font-name="Arial" style:font-size-asian="12pt"/>
    </style:style>
    <style:style style:name="P75" style:family="paragraph" style:parent-style-name="Заголовок_20_3" style:list-style-name="Outline">
      <style:paragraph-properties fo:margin-left="1.270cm" text:number-lines="true"/>
      <style:text-properties style:font-name="Arial" fo:font-size="12pt" style:font-size-asian="12pt" style:font-size-complex="12pt"/>
    </style:style>
    <style:style style:name="P76" style:family="paragraph" style:parent-style-name="Text_20_body" style:list-style-name="L1">
      <style:paragraph-properties fo:margin-left="0.000cm" fo:margin-bottom="0.000cm" text:number-lines="true"/>
      <style:text-properties style:font-name="Arial" fo:language="none" fo:country="none" style:font-name-asian="Source Han Sans CN Regular" style:font-size-asian="12pt" style:language-asian="none" style:country-asian="none" style:font-name-complex="Lohit Devanagari" style:language-complex="none" style:country-complex="none" style:text-position="0% 100%"/>
    </style:style>
    <style:style style:name="P77" style:family="paragraph" style:parent-style-name="Text_20_body">
      <style:paragraph-properties fo:margin-top="0.101cm" fo:margin-bottom="0.000cm" text:number-lines="true"/>
      <style:text-properties style:font-name="Arial" style:font-size-asian="12pt"/>
    </style:style>
    <style:style style:name="P78" style:family="paragraph" style:parent-style-name="Text_20_body" style:list-style-name="L2">
      <style:paragraph-properties fo:margin-left="0.000cm" fo:margin-top="0.101cm" fo:margin-bottom="0.000cm" text:number-lines="true"/>
      <style:text-properties style:font-name="Arial" style:font-size-asian="12pt"/>
    </style:style>
    <style:style style:name="P79" style:family="paragraph" style:parent-style-name="Standard" style:list-style-name="L2">
      <style:paragraph-properties fo:margin-left="0.000cm" fo:margin-top="0.101cm" text:number-lines="true"/>
    </style:style>
    <style:style style:name="P80" style:family="paragraph" style:parent-style-name="Text_20_body" style:list-style-name="L2">
      <style:paragraph-properties fo:margin-left="0.000cm" fo:margin-top="0.101cm" fo:margin-bottom="0.000cm" text:number-lines="true"/>
    </style:style>
    <style:style style:name="P82" style:family="paragraph" style:parent-style-name="Standard">
      <style:paragraph-properties fo:margin-left="1.247cm" fo:margin-top="0.101cm" text:number-lines="true"/>
      <style:text-properties style:font-name="Arial" fo:language="en" fo:country="us" style:font-name-asian="Source Han Sans CN Regular" style:font-size-asian="12pt" style:language-asian="none" style:country-asian="none" style:font-name-complex="Lohit Devanagari" style:language-complex="none" style:country-complex="none" style:text-position="0% 100%"/>
    </style:style>
    <style:style style:name="P84" style:family="paragraph" style:parent-style-name="Standard">
      <style:paragraph-properties fo:margin-left="1.247cm" fo:margin-top="0.101cm" text:number-lines="true"/>
      <style:text-properties style:font-name="DejaVu Sans" fo:font-size="11pt" fo:language="en" fo:country="us" style:font-name-asian="Source Han Sans CN Regular" style:font-size-asian="11pt" style:language-asian="none" style:country-asian="none" style:font-name-complex="Lohit Devanagari" style:font-size-complex="11pt" style:language-complex="none" style:country-complex="none" style:text-position="0% 100%"/>
    </style:style>
    <style:style style:name="P85" style:family="paragraph" style:parent-style-name="Standard" style:list-style-name="L2">
      <style:paragraph-properties fo:margin-left="0.000cm" fo:margin-top="0.101cm" text:number-lines="true"/>
      <style:text-properties style:font-name="Arial" fo:font-size="13pt" style:font-size-asian="13pt" style:font-size-complex="13pt"/>
    </style:style>
    <style:style style:name="P86" style:family="paragraph" style:parent-style-name="Standard">
      <style:paragraph-properties fo:margin-left="1.247cm" fo:margin-top="0.101cm" text:number-lines="true"/>
      <style:text-properties style:font-name="Arial" fo:font-size="13pt" style:font-size-asian="13pt" style:font-size-complex="13pt"/>
    </style:style>
    <style:style style:name="P88" style:family="paragraph" style:parent-style-name="Preformatted_20_Text">
      <style:paragraph-properties fo:margin-left="1.247cm" fo:margin-top="0.101cm" text:number-lines="true"/>
      <style:text-properties style:font-name="DejaVu Sans" fo:font-size="11pt" style:font-size-asian="11pt" style:font-size-complex="11pt"/>
    </style:style>
    <style:style style:name="P89" style:family="paragraph" style:parent-style-name="Text_20_body" style:list-style-name="L2">
      <style:paragraph-properties fo:margin-left="0.000cm" fo:margin-top="0.101cm" fo:margin-bottom="0.000cm" text:number-lines="true"/>
      <style:text-properties style:font-name="Arial" fo:font-size="11pt" fo:language="en" fo:country="us" style:font-name-asian="Source Han Sans CN Regular" style:font-size-asian="11pt" style:language-asian="none" style:country-asian="none" style:font-name-complex="Lohit Devanagari" style:font-size-complex="11pt" style:language-complex="none" style:country-complex="none" style:text-position="0% 100%"/>
    </style:style>
    <style:style style:name="P90" style:family="paragraph" style:parent-style-name="Text_20_body" style:list-style-name="L2">
      <style:paragraph-properties fo:margin-left="0.000cm" fo:margin-top="0.101cm" fo:margin-bottom="0.000cm" text:number-lines="true"/>
      <style:text-properties style:font-name="Arial" fo:language="none" fo:country="none" style:font-name-asian="Source Han Sans CN Regular" style:font-size-asian="12pt" style:language-asian="none" style:country-asian="none" style:font-name-complex="Lohit Devanagari" style:language-complex="none" style:country-complex="none" style:text-position="0% 100%"/>
    </style:style>
    <style:style style:name="P92" style:family="paragraph" style:parent-style-name="Text_20_body">
      <style:paragraph-properties fo:margin-left="1.247cm" fo:margin-bottom="0.000cm" text:number-lines="true"/>
      <style:text-properties style:font-name="Arial" style:font-size-asian="12pt"/>
    </style:style>
    <style:style style:name="P94" style:family="paragraph" style:parent-style-name="Text_20_body">
      <style:paragraph-properties fo:margin-left="1.247cm" fo:margin-top="0.199cm" fo:margin-bottom="0.000cm" text:number-lines="true"/>
      <style:text-properties style:font-name="Arial" style:font-size-asian="12pt"/>
    </style:style>
    <style:style style:name="P95" style:family="paragraph" style:parent-style-name="Заголовок_20_2" style:list-style-name="Outline">
      <style:paragraph-properties fo:margin-left="0.000cm" fo:margin-top="0.000cm" fo:margin-bottom="0.210cm" text:number-lines="true"/>
      <style:text-properties style:font-name="Arial" fo:font-size="12pt" style:font-size-asian="12pt" style:font-size-complex="12pt"/>
    </style:style>
    <style:style style:name="P96" style:family="paragraph" style:parent-style-name="Text_20_body">
      <style:paragraph-properties fo:margin-bottom="0.499cm" text:number-lines="true"/>
      <style:text-properties style:font-name="Arial" fo:font-size="13pt" style:font-size-asian="13pt" style:font-size-complex="13pt"/>
    </style:style>
    <style:style style:name="P97" style:family="paragraph" style:parent-style-name="Text_20_body" style:list-style-name="L3">
      <style:paragraph-properties fo:margin-left="0.000cm" fo:margin-bottom="0.000cm" text:number-lines="true"/>
      <style:text-properties style:font-name="Arial" style:font-size-asian="12pt"/>
    </style:style>
    <style:style style:name="P98" style:family="paragraph" style:parent-style-name="Text_20_body" style:list-style-name="L3">
      <style:paragraph-properties fo:margin-left="0.000cm" fo:margin-bottom="0.000cm" text:number-lines="true"/>
    </style:style>
    <style:style style:name="P99" style:family="paragraph" style:parent-style-name="Text_20_body" style:list-style-name="L3">
      <style:paragraph-properties fo:margin-left="0.000cm" text:number-lines="true"/>
    </style:style>
    <style:style style:name="P101" style:family="paragraph" style:parent-style-name="Заголовок_20_1" style:list-style-name="Outline">
      <style:paragraph-properties fo:margin-left="0.000cm" text:number-lines="true"/>
    </style:style>
    <style:style style:name="PP84" style:family="paragraph" style:parent-style-name="Text_20_body">
      <style:paragraph-properties fo:margin-top="0.101cm" fo:margin-bottom="0.000cm" text:number-lines="false" fo:break-before="page"/>
      <style:text-properties style:font-name="Arial" style:font-size-asian="12pt"/>
    </style:style>
    <style:style style:name="PP112" style:family="paragraph" style:parent-style-name="Standard">
      <style:paragraph-properties fo:margin-top="0.101cm" text:number-lines="false" fo:break-before="page"/>
      <style:text-properties style:font-name="Arial" fo:language="en" fo:country="us" style:font-name-asian="Source Han Sans CN Regular" style:font-size-asian="12pt" style:language-asian="none" style:country-asian="none" style:font-name-complex="Lohit Devanagari" style:language-complex="none" style:country-complex="none" style:text-position="0% 100%"/>
    </style:style>
    <style:style style:name="PP152" style:family="paragraph" style:parent-style-name="Text_20_body">
      <style:paragraph-properties fo:margin-bottom="0.499cm" text:number-lines="false" fo:break-before="page"/>
      <style:text-properties style:font-name="Arial" fo:font-size="13pt" style:font-size-asian="13pt" style:font-size-complex="13pt"/>
    </style:style>
    <style:style style:name="T0" style:family="text">
      <style:text-properties style:font-name="Liberation Serif" fo:font-size="12pt" fo:font-weight="normal" fo:font-style="normal" fo:language="ru" fo:country="ru" style:font-name-asian="NSimSun" style:font-size-asian="10.5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5" style:family="text">
      <style:text-properties style:font-name="Liberation Serif" fo:font-size="12pt" fo:font-weight="normal" fo:font-style="normal" fo:language="ru" fo:country="ru" style:font-name-asian="NSimSun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Liberation Mono" fo:font-size="10pt" fo:font-weight="normal" fo:font-style="normal" fo:language="ru" fo:country="ru" style:font-name-asian="NSimSun" style:font-size-asian="10pt" style:font-weight-asian="normal" style:font-style-asian="normal" style:language-asian="zh" style:country-asian="cn" style:font-name-complex="Liberation Mono" style:font-size-complex="1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Liberation Sans" fo:font-size="18.2pt" fo:font-weight="bold" fo:font-style="normal" fo:language="ru" fo:country="ru" style:font-name-asian="Microsoft YaHei" style:font-size-asian="18.2pt" style:font-weight-asian="bold" style:font-style-asian="normal" style:language-asian="zh" style:country-asian="cn" style:font-name-complex="Arial" style:font-size-complex="18.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8" style:family="text">
      <style:text-properties style:font-name="Arial" fo:font-size="13pt" fo:font-weight="normal" fo:font-style="normal" fo:language="ru" fo:country="ru" style:font-name-asian="NSimSun" style:font-size-asian="13pt" style:font-weight-asian="normal" style:font-style-asian="normal" style:language-asian="zh" style:country-asian="cn" style:font-name-complex="Arial" style:font-size-complex="13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9" style:family="text">
      <style:text-properties style:font-name="Arial" fo:font-size="13pt" fo:font-weight="normal" fo:font-style="normal" fo:language="ru" fo:country="ru" style:font-name-asian="NSimSun" style:font-size-asian="13pt" style:font-weight-asian="normal" style:font-style-asian="normal" style:language-asian="zh" style:country-asian="cn" style:font-name-complex="Liberation Mono" style:font-size-complex="13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0" style:family="text">
      <style:text-properties style:font-name="DejaVu Sans" fo:font-size="11pt" fo:font-weight="normal" fo:font-style="normal" fo:language="en" fo:country="us" style:font-name-asian="NSimSun" style:font-size-asian="11pt" style:font-weight-asian="normal" style:font-style-asian="normal" style:language-asian="zh" style:country-asian="cn" style:font-name-complex="Liberation Mono" style:font-size-complex="11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1" style:family="text">
      <style:text-properties style:font-name="DejaVu Sans" fo:font-size="11pt" fo:font-weight="normal" fo:font-style="normal" fo:language="en" fo:country="us" style:font-name-asian="NSimSun" style:font-size-asian="11pt" style:font-weight-asian="normal" style:font-style-asian="normal" style:language-asian="zh" style:country-asian="cn" style:font-name-complex="Arial" style:font-size-complex="11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2" style:family="text">
      <style:text-properties style:font-name="Arial" fo:font-size="12pt" fo:font-weight="normal" fo:font-style="normal" fo:language="en" fo:country="us" style:font-name-asian="Microsoft YaHei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3" style:family="text">
      <style:text-properties style:font-name="Arial" fo:font-size="12pt" fo:font-weight="bold" fo:font-style="normal" fo:language="ru" fo:country="ru" style:font-name-asian="Microsoft YaHei" style:font-size-asian="12pt" style:font-weight-asian="bold" style:font-style-asian="normal" style:language-asian="zh" style:country-asian="cn" style:font-name-complex="Arial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4" style:family="text">
      <style:text-properties style:font-name="Arial" fo:font-size="12pt" fo:font-weight="normal" fo:font-style="normal" fo:language="ru" fo:country="ru" style:font-name-asian="NSimSun" style:font-size-asian="12pt" style:font-weight-asian="normal" style:font-style-asian="normal" style:language-asian="zh" style:country-asian="cn" style:font-name-complex="Liberation Mono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5" style:family="text">
      <style:text-properties style:font-name="DejaVu Sans" fo:font-size="11pt" fo:font-weight="normal" fo:font-style="normal" fo:language="ru" fo:country="ru" style:font-name-asian="NSimSun" style:font-size-asian="11pt" style:font-weight-asian="normal" style:font-style-asian="normal" style:language-asian="zh" style:country-asian="cn" style:font-name-complex="Liberation Mono" style:font-size-complex="11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6" style:family="text">
      <style:text-properties style:font-name="Arial" fo:font-size="12pt" fo:font-weight="normal" fo:font-style="normal" fo:language="en" fo:country="us" style:font-name-asian="Source Han Sans CN Regular" style:font-size-asian="12pt" style:font-weight-asian="normal" style:font-style-asian="normal" style:language-asian="none" style:country-asian="none" style:font-name-complex="Lohit Devanagari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7" style:family="text">
      <style:text-properties style:font-name="Arial" fo:font-size="12pt" fo:font-weight="normal" fo:font-style="normal" fo:language="en" fo:country="us" style:font-name-asian="Liberation Mono" style:font-size-asian="12pt" style:font-weight-asian="normal" style:font-style-asian="normal" style:language-asian="none" style:country-asian="none" style:font-name-complex="Liberation Mono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8" style:family="text">
      <style:text-properties style:font-name="Arial" fo:font-size="12pt" fo:font-weight="normal" fo:font-style="normal" fo:language="none" fo:country="none" style:font-name-asian="Liberation Mono" style:font-size-asian="12pt" style:font-weight-asian="normal" style:font-style-asian="normal" style:language-asian="none" style:country-asian="none" style:font-name-complex="Liberation Mono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29" style:family="text">
      <style:text-properties style:font-name="Arial" fo:font-size="12pt" fo:font-weight="normal" fo:font-style="normal" fo:language="ru" fo:country="ru" style:font-name-asian="NSimSun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0" style:family="text">
      <style:text-properties style:font-name="DejaVu Sans" fo:font-size="11pt" fo:font-weight="normal" fo:font-style="normal" fo:language="en" fo:country="us" style:font-name-asian="Source Han Sans CN Regular" style:font-size-asian="11pt" style:font-weight-asian="normal" style:font-style-asian="normal" style:language-asian="none" style:country-asian="none" style:font-name-complex="Lohit Devanagari" style:font-size-complex="11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31" style:family="text">
      <style:text-properties fo:language="en" fo:country="us"/>
    </style:style>
    <style:style style:name="T32" style:family="text">
      <style:text-properties style:font-name="Arial" fo:font-size="12pt" fo:font-weight="bold" fo:font-style="normal" fo:language="ru" fo:country="ru" style:font-name-asian="NSimSun" style:font-size-asian="12pt" style:font-weight-asian="bold" style:font-style-asian="normal" style:language-asian="zh" style:country-asian="cn" style:font-name-complex="Arial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3" style:family="text">
      <style:text-properties style:font-name="Arial" fo:font-size="12pt" fo:font-weight="normal" fo:font-style="normal" fo:language="none" fo:country="none" style:font-name-asian="Source Han Sans CN Regular" style:font-size-asian="12pt" style:font-weight-asian="normal" style:font-style-asian="normal" style:language-asian="none" style:country-asian="none" style:font-name-complex="Lohit Devanagari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37" style:family="text">
      <style:text-properties style:font-name="Arial" fo:font-size="11pt" fo:font-weight="normal" fo:font-style="normal" fo:language="en" fo:country="us" style:font-name-asian="Source Han Sans CN Regular" style:font-size-asian="11pt" style:font-weight-asian="normal" style:font-style-asian="normal" style:language-asian="none" style:country-asian="none" style:font-name-complex="Lohit Devanagari" style:font-size-complex="11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39" style:family="text">
      <style:text-properties style:font-name="Arial" fo:font-size="12pt" style:font-style-complex="italic"/>
    </style:style>
    <style:style style:name="T40" style:family="text">
      <style:text-properties style:font-name="Arial" fo:font-size="12pt"/>
    </style:style>
    <style:style style:name="T41" style:family="text">
      <style:text-properties style:font-name="Arial" fo:font-size="12pt" fo:language="en" fo:country="us"/>
    </style:style>
    <style:style style:name="T43" style:family="text">
      <style:text-properties fo:font-size="12pt"/>
    </style:style>
    <style:style style:name="T44" style:family="text">
      <style:text-properties style:font-name="Arial" fo:language="en" fo:country="us"/>
    </style:style>
    <style:style style:name="T45" style:family="text">
      <style:text-properties style:font-name="Arial"/>
    </style:style>
    <style:style style:name="T46" style:family="text">
      <style:text-properties style:font-name="Arial"/>
    </style:style>
    <style:style style:name="T47" style:family="text">
      <style:text-properties style:font-name="Arial"/>
    </style:style>
    <style:style style:name="T48" style:family="text">
      <style:text-properties style:font-name="Arial" fo:language="en" fo:country="us" style:language-asian="none" style:country-asian="none" style:language-complex="none" style:country-complex="none" style:text-position="0% 100%"/>
    </style:style>
    <style:style style:name="T49" style:family="text">
      <style:text-properties style:font-name="Arial" style:language-asian="none" style:country-asian="none" style:language-complex="none" style:country-complex="none" style:text-position="0% 100%"/>
    </style:style>
    <style:style style:name="T50" style:family="text">
      <style:text-properties style:font-name="Arial" fo:language="none" fo:country="none" style:language-asian="none" style:country-asian="none" style:language-complex="none" style:country-complex="none" style:text-position="0% 100%"/>
    </style:style>
    <style:style style:name="T51" style:family="text">
      <style:text-properties fo:language="none" fo:country="none" style:language-asian="none" style:country-asian="none" style:language-complex="none" style:country-complex="none" style:text-position="0% 100%"/>
    </style:style>
    <style:style style:name="T52" style:family="text">
      <style:text-properties style:language-asian="none" style:country-asian="none" style:language-complex="none" style:country-complex="none" style:text-position="0% 100%"/>
    </style:style>
    <style:style style:name="T53" style:family="text">
      <style:text-properties style:font-name="Arial" fo:font-size="12pt"/>
    </style:style>
    <style:style style:name="T54" style:family="text">
      <style:text-properties fo:font-size="12pt" fo:language="en" fo:country="us" style:font-style-complex="italic"/>
    </style:style>
    <style:style style:name="T55" style:family="text">
      <style:text-properties style:font-name="Arial" fo:font-size="12pt" fo:language="en" fo:country="us" style:font-style-complex="italic"/>
    </style:style>
    <style:style style:name="T56" style:family="text">
      <style:text-properties style:font-name="Arial" fo:font-size="12pt" fo:language="ru" fo:country="ru"/>
    </style:style>
    <style:style style:name="T57" style:family="text">
      <style:text-properties fo:language="ru" fo:country="ru"/>
    </style:style>
    <style:style style:name="T58" style:family="text">
      <style:text-properties fo:language="none" fo:country="none" style:language-asian="none" style:country-asian="none" style:language-complex="none" style:country-complex="none" style:text-position="0% 100%"/>
    </style:style>
    <style:style style:name="T59" style:family="text">
      <style:text-properties style:font-name="Arial" fo:font-size="12pt" style:language-asian="none" style:country-asian="none" style:language-complex="none" style:country-complex="none" style:text-position="0% 100%"/>
    </style:style>
    <style:style style:name="T60" style:family="text">
      <style:text-properties style:font-name="Arial" fo:font-size="12pt"/>
    </style:style>
    <style:style style:name="T61" style:family="text">
      <style:text-properties style:font-name="Arial" fo:font-size="12pt"/>
    </style:style>
    <style:style style:name="T67" style:family="text">
      <style:text-properties fo:font-size="12pt"/>
    </style:style>
    <text:list-style style:name="L1" style:display-name="L1">
      <text:list-level-style-bullet text:level="1" text:style-name="D1" text:bullet-char="•" style:num-prefix="">
        <style:list-level-properties text:list-level-position-and-space-mode="label-width-and-position" text:space-before="0.748cm" text:min-label-width="0.499cm"/>
        <style:text-properties style:font-name="OpenSymbol1"/>
      </text:list-level-style-bullet>
      <text:list-level-style-bullet text:level="2" text:style-name="D1" text:bullet-char="•">
        <style:list-level-properties text:list-level-position-and-space-mode="label-width-and-position" text:space-before="1.995cm" text:min-label-width="0.499cm"/>
        <style:text-properties style:font-name="OpenSymbol1"/>
      </text:list-level-style-bullet>
      <text:list-level-style-bullet text:level="3" text:style-name="D1" text:bullet-char="•">
        <style:list-level-properties text:list-level-position-and-space-mode="label-width-and-position" text:space-before="3.242cm" text:min-label-width="0.499cm"/>
        <style:text-properties style:font-name="OpenSymbol1"/>
      </text:list-level-style-bullet>
      <text:list-level-style-bullet text:level="4" text:style-name="D1" text:bullet-char="•">
        <style:list-level-properties text:list-level-position-and-space-mode="label-width-and-position" text:space-before="4.489cm" text:min-label-width="0.499cm"/>
        <style:text-properties style:font-name="OpenSymbol1"/>
      </text:list-level-style-bullet>
      <text:list-level-style-bullet text:level="5" text:style-name="D1" text:bullet-char="•">
        <style:list-level-properties text:list-level-position-and-space-mode="label-width-and-position" text:space-before="5.736cm" text:min-label-width="0.499cm"/>
        <style:text-properties style:font-name="OpenSymbol1"/>
      </text:list-level-style-bullet>
      <text:list-level-style-bullet text:level="6" text:style-name="D1" text:bullet-char="•">
        <style:list-level-properties text:list-level-position-and-space-mode="label-width-and-position" text:space-before="6.983cm" text:min-label-width="0.499cm"/>
        <style:text-properties style:font-name="OpenSymbol1"/>
      </text:list-level-style-bullet>
      <text:list-level-style-bullet text:level="7" text:style-name="D1" text:bullet-char="•">
        <style:list-level-properties text:list-level-position-and-space-mode="label-width-and-position" text:space-before="8.230cm" text:min-label-width="0.499cm"/>
        <style:text-properties style:font-name="OpenSymbol1"/>
      </text:list-level-style-bullet>
      <text:list-level-style-bullet text:level="8" text:style-name="D1" text:bullet-char="•">
        <style:list-level-properties text:list-level-position-and-space-mode="label-width-and-position" text:space-before="9.481cm" text:min-label-width="0.499cm"/>
        <style:text-properties style:font-name="OpenSymbol1"/>
      </text:list-level-style-bullet>
      <text:list-level-style-bullet text:level="9" text:style-name="D1" text:bullet-char="•">
        <style:list-level-properties text:list-level-position-and-space-mode="label-width-and-position" text:space-before="22.703cm" text:min-label-width="0.499cm"/>
        <style:text-properties style:font-name="OpenSymbol1"/>
      </text:list-level-style-bullet>
      <text:list-level-style-number text:level="10" style:num-format=""/>
    </text:list-style>
    <text:list-style style:name="L2" style:display-name="L2">
      <text:list-level-style-bullet text:level="1" text:style-name="D2" text:bullet-char="•" style:num-prefix="">
        <style:list-level-properties text:list-level-position-and-space-mode="label-width-and-position" text:space-before="0.748cm" text:min-label-width="0.499cm"/>
        <style:text-properties style:font-name="OpenSymbol"/>
      </text:list-level-style-bullet>
      <text:list-level-style-bullet text:level="2" text:style-name="D2" text:bullet-char="•">
        <style:list-level-properties text:list-level-position-and-space-mode="label-width-and-position" text:space-before="1.995cm" text:min-label-width="0.499cm"/>
        <style:text-properties style:font-name="OpenSymbol"/>
      </text:list-level-style-bullet>
      <text:list-level-style-bullet text:level="3" text:style-name="D2" text:bullet-char="•">
        <style:list-level-properties text:list-level-position-and-space-mode="label-width-and-position" text:space-before="3.242cm" text:min-label-width="0.499cm"/>
        <style:text-properties style:font-name="OpenSymbol"/>
      </text:list-level-style-bullet>
      <text:list-level-style-bullet text:level="4" text:style-name="D2" text:bullet-char="•">
        <style:list-level-properties text:list-level-position-and-space-mode="label-width-and-position" text:space-before="4.489cm" text:min-label-width="0.499cm"/>
        <style:text-properties style:font-name="OpenSymbol"/>
      </text:list-level-style-bullet>
      <text:list-level-style-bullet text:level="5" text:style-name="D2" text:bullet-char="•">
        <style:list-level-properties text:list-level-position-and-space-mode="label-width-and-position" text:space-before="5.736cm" text:min-label-width="0.499cm"/>
        <style:text-properties style:font-name="OpenSymbol"/>
      </text:list-level-style-bullet>
      <text:list-level-style-bullet text:level="6" text:style-name="D2" text:bullet-char="•">
        <style:list-level-properties text:list-level-position-and-space-mode="label-width-and-position" text:space-before="6.983cm" text:min-label-width="0.499cm"/>
        <style:text-properties style:font-name="OpenSymbol"/>
      </text:list-level-style-bullet>
      <text:list-level-style-bullet text:level="7" text:style-name="D2" text:bullet-char="•">
        <style:list-level-properties text:list-level-position-and-space-mode="label-width-and-position" text:space-before="8.230cm" text:min-label-width="0.499cm"/>
        <style:text-properties style:font-name="OpenSymbol"/>
      </text:list-level-style-bullet>
      <text:list-level-style-bullet text:level="8" text:style-name="D2" text:bullet-char="•">
        <style:list-level-properties text:list-level-position-and-space-mode="label-width-and-position" text:space-before="9.479cm" text:min-label-width="0.499cm"/>
        <style:text-properties style:font-name="OpenSymbol"/>
      </text:list-level-style-bullet>
      <text:list-level-style-bullet text:level="9" text:style-name="D2" text:bullet-char="•">
        <style:list-level-properties text:list-level-position-and-space-mode="label-width-and-position" text:space-before="22.699cm" text:min-label-width="0.499cm"/>
        <style:text-properties style:font-name="OpenSymbol"/>
      </text:list-level-style-bullet>
      <text:list-level-style-number text:level="10" style:num-format=""/>
    </text:list-style>
    <text:list-style style:name="L3" style:display-name="L3">
      <text:list-level-style-bullet text:level="1" text:style-name="D2" text:bullet-char="•" style:num-prefix="">
        <style:list-level-properties text:list-level-position-and-space-mode="label-width-and-position" text:space-before="0.748cm" text:min-label-width="0.499cm"/>
        <style:text-properties style:font-name="OpenSymbol"/>
      </text:list-level-style-bullet>
      <text:list-level-style-bullet text:level="2" text:style-name="D2" text:bullet-char="•">
        <style:list-level-properties text:list-level-position-and-space-mode="label-width-and-position" text:space-before="1.995cm" text:min-label-width="0.499cm"/>
        <style:text-properties style:font-name="OpenSymbol"/>
      </text:list-level-style-bullet>
      <text:list-level-style-bullet text:level="3" text:style-name="D2" text:bullet-char="•">
        <style:list-level-properties text:list-level-position-and-space-mode="label-width-and-position" text:space-before="3.242cm" text:min-label-width="0.499cm"/>
        <style:text-properties style:font-name="OpenSymbol"/>
      </text:list-level-style-bullet>
      <text:list-level-style-bullet text:level="4" text:style-name="D2" text:bullet-char="•">
        <style:list-level-properties text:list-level-position-and-space-mode="label-width-and-position" text:space-before="4.489cm" text:min-label-width="0.499cm"/>
        <style:text-properties style:font-name="OpenSymbol"/>
      </text:list-level-style-bullet>
      <text:list-level-style-bullet text:level="5" text:style-name="D2" text:bullet-char="•">
        <style:list-level-properties text:list-level-position-and-space-mode="label-width-and-position" text:space-before="5.736cm" text:min-label-width="0.499cm"/>
        <style:text-properties style:font-name="OpenSymbol"/>
      </text:list-level-style-bullet>
      <text:list-level-style-bullet text:level="6" text:style-name="D2" text:bullet-char="•">
        <style:list-level-properties text:list-level-position-and-space-mode="label-width-and-position" text:space-before="6.983cm" text:min-label-width="0.499cm"/>
        <style:text-properties style:font-name="OpenSymbol"/>
      </text:list-level-style-bullet>
      <text:list-level-style-bullet text:level="7" text:style-name="D2" text:bullet-char="•">
        <style:list-level-properties text:list-level-position-and-space-mode="label-width-and-position" text:space-before="8.230cm" text:min-label-width="0.499cm"/>
        <style:text-properties style:font-name="OpenSymbol"/>
      </text:list-level-style-bullet>
      <text:list-level-style-bullet text:level="8" text:style-name="D2" text:bullet-char="•">
        <style:list-level-properties text:list-level-position-and-space-mode="label-width-and-position" text:space-before="9.479cm" text:min-label-width="0.499cm"/>
        <style:text-properties style:font-name="OpenSymbol"/>
      </text:list-level-style-bullet>
      <text:list-level-style-bullet text:level="9" text:style-name="D2" text:bullet-char="•">
        <style:list-level-properties text:list-level-position-and-space-mode="label-width-and-position" text:space-before="22.699cm" text:min-label-width="0.499cm"/>
        <style:text-properties style:font-name="OpenSymbol"/>
      </text:list-level-style-bullet>
      <text:list-level-style-number text:level="10" style:num-format=""/>
    </text:list-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а"/>
        <text:sequence-decl text:display-outline-level="0" text:name="Рисунок"/>
        <text:sequence-decl text:display-outline-level="0" text:name="Изображение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2" text:name="Section2">
        <text:p text:style-name="P32"><text:span text:style-name="T39">Международная </text:span><text:span text:style-name="T39">н</text:span><text:span text:style-name="T39">отация</text:span></text:p>
        <text:p text:style-name="P32"><text:span text:style-name="T40">.block__</text:span><text:tab/><text:span text:style-name="T40">.block--</text:span></text:p>
        <text:p text:style-name="P32"><text:span text:style-name="T40">.block__element--</text:span><text:span text:style-name="T41"> modifier</text:span></text:p>
        <text:p text:style-name="P32"><text:span text:style-name="T41">.block-name__element-name—modifier-name </text:span><text:span text:style-name="T40">в именах используем дефис!</text:span></text:p>
        <text:p text:style-name="P52"><text:span text:style-name="T29">search-form/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text:span text:style-name="T29"> </text:span></text:p>
        <text:p text:style-name="P52"/>
        <text:list xml:id="lst_Outline_1" text:style-name="Outline">
          <text:list-item>
            <text:list>
              <text:list-item>
                <text:list>
                  <text:list-item>
                    <text:h text:outline-level="3" text:style-name="P75"><text:span text:style-name="T22">Файловая организация</text:span></text:h>
                  </text:list-item>
                </text:list>
              </text:list-item>
            </text:list>
          </text:list-item>
        </text:list>
        <text:p text:style-name="P74"><text:span text:style-name="T29">К CSS по БЭМ применяются основные принципы организации и хранения кода: </text:span><text:span text:style-name="T31">разделение кода на отдельные части — логика работы каждого блока, его опциональных элементов и модификаторов описывается в отдельных файлах;</text:span></text:p>
        <text:list xml:id="lst_L1_1" text:style-name="L1">
          <text:list-item>
            <text:p text:style-name="P76"><text:span text:style-name="T33">Один БЭМ-блок = один препроцессорный файл. Всегда. </text:span></text:p>
          </text:list-item>
          <text:list-item>
            <text:p text:style-name="P76"><text:span text:style-name="T33">Файл со стилизацией БЭМ-блока должен называться так же, как сам блок. </text:span></text:p>
          </text:list-item>
        </text:list>
        <text:p text:style-name="P17"><text:span text:style-name="T40">src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с исходниками, из которых собирается проект</text:span></text:p>
        <text:p text:style-name="P17"><text:span text:style-name="T40"> </text:span><text:span text:style-name="T40"> </text:span><text:span text:style-name="T40">blocks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с БЭМ-блоками</text:span></text:p>
        <text:p text:style-name="P17"><text:span text:style-name="T40"> </text:span><text:span text:style-name="T40"> </text:span><text:span text:style-name="T40"> </text:span><text:span text:style-name="T40"> </text:span><text:span text:style-name="T40">page-header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БЭМ-блока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img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картинки, используемые в БЭМ-блоке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page-header.scss # стилизация БЭМ-блока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page-header.html # разметка БЭМ-блока (не обязательно)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page-header.js </text:span><text:span text:style-name="T40"> </text:span><text:span text:style-name="T40"> </text:span><text:span text:style-name="T40"># доп. интерактив БЭМ-блока (не обязательно)</text:span></text:p>
        <text:p text:style-name="P17"><text:span text:style-name="T40"> </text:span><text:span text:style-name="T40"> </text:span><text:span text:style-name="T40"> </text:span><text:span text:style-name="T40"> </text:span><text:span text:style-name="T40">page-footer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БЭМ-блока</text:span></text:p>
        <text:p text:style-name="P17"><text:span text:style-name="T40"> </text:span><text:span text:style-name="T40"> </text:span><text:span text:style-name="T40"> </text:span><text:span text:style-name="T40"> </text:span><text:span text:style-name="T40">logo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БЭМ-блока</text:span></text:p>
        <text:p text:style-name="P17"><text:span text:style-name="T40"> </text:span><text:span text:style-name="T40"> </text:span><text:span text:style-name="T40"> </text:span><text:span text:style-name="T40"> </text:span><text:span text:style-name="T40">...</text:span></text:p>
        <text:p text:style-name="P17"><text:span text:style-name="T40"> </text:span><text:span text:style-name="T40"> </text:span><text:span text:style-name="T40">less/</text:span></text:p>
        <text:p text:style-name="P17"><text:span text:style-name="T40"> </text:span><text:span text:style-name="T40"> </text:span><text:span text:style-name="T40"> </text:span><text:span text:style-name="T40"> </text:span><text:span text:style-name="T40">mixins/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папка с примесями</text:span></text:p>
        <text:p text:style-name="P17"><text:span text:style-name="T40"> </text:span><text:span text:style-name="T40"> </text:span><text:span text:style-name="T40"> </text:span><text:span text:style-name="T40"> </text:span><text:span text:style-name="T40">style.scss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# диспетчер подключений (только импорты)</text:span></text:p>
        <text:p text:style-name="P14"><text:span text:style-name="T29"> </text:span><text:span text:style-name="T29"> </text:span><text:span text:style-name="T29"> </text:span><text:span text:style-name="T29"> </text:span><text:span text:style-name="T29">variables.scss </text:span><text:span text:style-name="T29"> </text:span><text:span text:style-name="T29"> </text:span><text:span text:style-name="T29"> </text:span><text:span text:style-name="T29"> </text:span><text:span text:style-name="T29"># переменные проекта</text:span></text:p>
        <text:p text:style-name="P14"/>
        <text:p text:style-name="P43"><text:span text:style-name="T31">================</text:span><text:line-break/><text:span text:style-name="T29">search-form/__input/ # Поддиректория элемента search-form__input</text:span></text:p>
        <text:p text:style-name="P43"><text:line-break/><text:span text:style-name="T29">search-form/__input/ </text:span><text:span text:style-name="T29"> </text:span><text:span text:style-name="T29">search-form__input.css # Реализация элемента </text:span><text:span text:style-name="T29">в </text:span><text:span text:style-name="T31">CSS</text:span></text:p>
        <text:p text:style-name="P43"><text:line-break/><text:span text:style-name="T29">search-form/__input/ </text:span><text:span text:style-name="T29"> </text:span><text:span text:style-name="T29">search-form__input.js # Реализация элемента </text:span><text:span text:style-name="T29">в </text:span><text:span text:style-name="T31">JS</text:span></text:p>
        <text:p text:style-name="P43"/>
        <text:p text:style-name="P43"><text:span text:style-name="T31">================</text:span><text:line-break/><text:span text:style-name="T29">search-form/__button/ # Поддиректория элемента search-form__button</text:span></text:p>
        <text:p text:style-name="P43"/>
        <text:p text:style-name="P43"><text:span text:style-name="T29">search-form/__button/search-form__button.css</text:span></text:p>
        <text:p text:style-name="P43"><text:line-break/><text:span text:style-name="T29">search-form/__button/search-form__button.js</text:span></text:p>
        <text:p text:style-name="P43"/>
        <text:p text:style-name="P43"><text:span text:style-name="T31">================</text:span><text:line-break/><text:span text:style-name="T29">search-form/--theme/ </text:span><text:span text:style-name="T29"> </text:span><text:span text:style-name="T29"># Поддиректория модификатора search-form_theme</text:span></text:p>
        <text:p text:style-name="P43"/>
        <text:p text:style-name="P43"><text:span text:style-name="T29">search-form/--theme/search-form_theme_islands.css </text:span><text:span text:style-name="T29"> </text:span></text:p>
        <text:p text:style-name="P43"/>
        <text:p text:style-name="P43"><text:span text:style-name="T29">search-form/_theme/search-form_theme_lite.css </text:span><text:span text:style-name="T29"> </text:span><text:span text:style-name="T29"> </text:span><text:span text:style-name="T29"> </text:span><text:span text:style-name="T29"> </text:span></text:p>
        <text:p text:style-name="P43"/>
        <text:p text:style-name="P43"><text:span text:style-name="T31">================</text:span><text:line-break/><text:span text:style-name="T29">search-form/ # Директория блока search-form</text:span></text:p>
        <text:p text:style-name="P43"><text:line-break/><text:span text:style-name="T29">search-form/search-form.css # Реализация блока search-form в технологии CSS</text:span></text:p>
        <text:p text:style-name="P43"/>
        <text:p text:style-name="P43"><text:span text:style-name="T29">search-form/search-form.js </text:span><text:span text:style-name="T29"> </text:span><text:span text:style-name="T29"># Реализация блока search-form в технологии JavaScript</text:span></text:p>
        <text:p text:style-name="P55"/>
        <text:p text:style-name="P55"/>
        <text:p text:style-name="P55"><text:span text:style-name="T29">HTML-реализация:</text:span></text:p>
        <text:p text:style-name="P37"><text:span text:style-name="T24">&lt;</text:span><text:span text:style-name="T24">button class=</text:span><text:span text:style-name="T24">"</text:span><text:span text:style-name="T24">button button—size-s</text:span><text:span text:style-name="T24">"</text:span><text:span text:style-name="T24">&gt;</text:span><text:span text:style-name="T24">...</text:span><text:span text:style-name="T24">&lt;</text:span><text:span text:style-name="T24">/button</text:span><text:span text:style-name="T24">&gt;</text:span></text:p>
        <text:p text:style-name="P57"><text:span text:style-name="T32">CSS-реализация:</text:span></text:p>
        <text:p text:style-name="P35"><text:span text:style-name="T24">.button {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family: Arial, sans-serif;</text:span></text:p>
        <text:p text:style-name="P35"><text:span text:style-name="T24"> </text:span><text:span text:style-name="T24"> </text:span><text:span text:style-name="T24"> </text:span><text:span text:style-name="T24"> </text:span><text:span text:style-name="T24">text-align: center;</text:span></text:p>
        <text:p text:style-name="P35"><text:span text:style-name="T24">}</text:span></text:p>
        <text:p text:style-name="P35"/>
        <text:p text:style-name="P35"><text:span text:style-name="T24">.button--size-s {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size: 13px;</text:span></text:p>
        <text:p text:style-name="P35"><text:span text:style-name="T24"> </text:span><text:span text:style-name="T24"> </text:span><text:span text:style-name="T24"> </text:span><text:span text:style-name="T24"> </text:span><text:span text:style-name="T24">line-height: 24px;</text:span></text:p>
        <text:p text:style-name="P35"><text:span text:style-name="T24">}</text:span></text:p>
        <text:p text:style-name="P35"/>
        <text:p text:style-name="P35"><text:span text:style-name="T24">.button--size-m {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size: 15px;</text:span></text:p>
        <text:p text:style-name="P35"><text:span text:style-name="T24"> </text:span><text:span text:style-name="T24"> </text:span><text:span text:style-name="T24"> </text:span><text:span text:style-name="T24"> </text:span><text:span text:style-name="T24">line-height: 28px;</text:span></text:p>
        <text:p text:style-name="P38"><text:span text:style-name="T24">}</text:span></text:p>
        <text:p text:style-name="P35"><text:span text:style-name="T24">Блок `header`</text:span></text:p>
        <text:p text:style-name="P35"><text:span text:style-name="T24">&lt;</text:span><text:span text:style-name="T24">header class=</text:span><text:span text:style-name="T24">"</text:span><text:span text:style-name="T24">header</text:span><text:span text:style-name="T24">"</text:span><text:span text:style-name="T24">&gt;</text:span></text:p>
        <text:p text:style-name="P35"><text:span text:style-name="T24"> </text:span><text:span text:style-name="T24"> </text:span><text:span text:style-name="T24"> </text:span><text:span text:style-name="T24"> </text:span><text:span text:style-name="T24">&lt;</text:span><text:span text:style-name="T24">button class=</text:span><text:span text:style-name="T24">"</text:span><text:span text:style-name="T24">button header__button</text:span><text:span text:style-name="T24">"</text:span><text:span text:style-name="T24">&gt;</text:span><text:span text:style-name="T24">...</text:span><text:span text:style-name="T24">&lt;</text:span><text:span text:style-name="T24">/button</text:span><text:span text:style-name="T24">&gt;</text:span></text:p>
        <text:p text:style-name="P38"><text:span text:style-name="T24">&lt;</text:span><text:span text:style-name="T24">/header</text:span><text:span text:style-name="T24">&gt;</text:span></text:p>
        <text:p text:style-name="P35"><text:span text:style-name="T24">Блок `footer`</text:span></text:p>
        <text:p text:style-name="P35"><text:span text:style-name="T24">&lt;</text:span><text:span text:style-name="T24">footer class=</text:span><text:span text:style-name="T24">"</text:span><text:span text:style-name="T24">footer</text:span><text:span text:style-name="T24">"</text:span><text:span text:style-name="T24">&gt;</text:span></text:p>
        <text:p text:style-name="P35"><text:span text:style-name="T24"> </text:span><text:span text:style-name="T24"> </text:span><text:span text:style-name="T24"> </text:span><text:span text:style-name="T24"> </text:span><text:span text:style-name="T24">&lt;</text:span><text:span text:style-name="T24">button class=</text:span><text:span text:style-name="T24">"</text:span><text:span text:style-name="T24">button</text:span><text:span text:style-name="T24">"</text:span><text:span text:style-name="T24">&gt;</text:span><text:span text:style-name="T24">...</text:span><text:span text:style-name="T24">&lt;</text:span><text:span text:style-name="T24">/button</text:span><text:span text:style-name="T24">&gt;</text:span></text:p>
        <text:p text:style-name="P38"><text:span text:style-name="T24">&lt;</text:span><text:span text:style-name="T24">/footer</text:span><text:span text:style-name="T24">&gt;</text:span></text:p>
        <text:p text:style-name="P55"><text:span text:style-name="T29">CSS-реализация кнопки:</text:span></text:p>
        <text:p text:style-name="P35"><text:span text:style-name="T24">.button {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family: Arial, sans-serif;</text:span></text:p>
        <text:p text:style-name="P35"><text:span text:style-name="T24"> </text:span><text:span text:style-name="T24"> </text:span><text:span text:style-name="T24"> </text:span><text:span text:style-name="T24"> </text:span><text:span text:style-name="T24">text-align: center;</text:span></text:p>
        <text:p text:style-name="P35"><text:span text:style-name="T24"> </text:span><text:span text:style-name="T24"> </text:span><text:span text:style-name="T24"> </text:span><text:span text:style-name="T24"> </text:span><text:span text:style-name="T24">border: 1px solid black; </text:span><text:span text:style-name="T24"> </text:span><text:span text:style-name="T24"> </text:span><text:span text:style-name="T24"> </text:span><text:span text:style-name="T24">/* Рамка */</text:span></text:p>
        <text:p text:style-name="P35"><text:span text:style-name="T24">}</text:span></text:p>
        <text:p text:style-name="P35"/>
        <text:p text:style-name="P35"><text:span text:style-name="T24">.header__button {</text:span></text:p>
        <text:p text:style-name="P35"><text:span text:style-name="T24"> </text:span><text:span text:style-name="T24"> </text:span><text:span text:style-name="T24"> </text:span><text:span text:style-name="T24"> </text:span><text:span text:style-name="T24">margin: 30px;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 </text:span><text:span text:style-name="T24">/* Отступ */</text:span></text:p>
        <text:p text:style-name="P35"><text:span text:style-name="T24"> </text:span><text:span text:style-name="T24"> </text:span><text:span text:style-name="T24"> </text:span><text:span text:style-name="T24"> </text:span><text:span text:style-name="T24">position: relative;</text:span></text:p>
        <text:p text:style-name="P38"><text:span text:style-name="T24">}</text:span></text:p>
        <text:p text:style-name="P26"><text:span text:style-name="T43">В данном примере внешняя геометрия и позиционирование блока </text:span><text:span text:style-name="T43">button</text:span><text:span text:style-name="T43"> задана через элемент </text:span><text:span text:style-name="T43">header__button</text:span><text:span text:style-name="T43">. Блок </text:span><text:span text:style-name="T43">button</text:span><text:span text:style-name="T43"> не специфицирует никакие отступы и может быть легко переиспользован в любом месте. </text:span></text:p>
        <text:p text:style-name="P43"/>
        <text:p text:style-name="PP84"><text:span text:style-name="T29">Чтобы реализовать принципы БЭМ в проекте, необходимо:</text:span></text:p>
        <text:list xml:id="lst_L2_1" text:style-name="L2">
          <text:list-item>
            <text:p text:style-name="P78"><text:span text:style-name="T29">абстрагироваться от DOM-модели и научиться создавать блоки;</text:span></text:p>
          </text:list-item>
          <text:list-item>
            <text:p text:style-name="P79"><text:span text:style-name="T44">В БЭМ-проекте любой интерфейс делится на </text:span><text:a xlink:type="simple" xlink:href="https://ru.bem.info/methodology/key-concepts/#Блок"><text:span text:style-name="T45">блоки</text:span></text:a><text:span text:style-name="T44">, которые могут содержать </text:span><text:a xlink:type="simple" xlink:href="https://ru.bem.info/methodology/key-concepts/#Элемент"><text:span text:style-name="T46">элементы</text:span></text:a><text:span text:style-name="T44">. </text:span><text:span text:style-name="T47">БЭМ предлагает отказаться от каскадности, тем самым однозначно определяя элемент. </text:span><text:span text:style-name="T48">Блоки — это независимые компоненты страницы, который инкапсулирует внутри себя поведение (JavaScript) и внешний вид (CSS).</text:span></text:p>
          </text:list-item>
          <text:list-item>
            <text:p text:style-name="P79"><text:span text:style-name="T48">В CSS по БЭМ стили, отвечающие за внешнюю геометрию и позиционирование (margin, top, left, width), задаются через родительский блок, </text:span><text:span text:style-name="T49">ч</text:span><text:span text:style-name="T48">тобы не утратить возможность переносимости блока между разными частями страницы</text:span><text:span text:style-name="T49">.</text:span></text:p>
          </text:list-item>
          <text:list-item>
            <text:p text:style-name="P80"><text:span text:style-name="T50">Блоки могут не содержать вложенных элементов (</text:span><text:span text:style-name="T47">link) </text:span></text:p>
          </text:list-item>
          <text:list-item>
            <text:p text:style-name="P78"><text:span text:style-name="T51">Блоки могут заключать в себе все содержимое страницы или крупные ее части (</text:span><text:span text:style-name="T52">page, page-section) </text:span></text:p>
          </text:list-item>
          <text:list-item>
            <text:p text:style-name="P79"><text:span text:style-name="T48">Элементы не существуют вне блока. </text:span></text:p>
          </text:list-item>
        </text:list>
        <text:p text:style-name="P82"><text:span text:style-name="T26">Каждый элемент может принадлежать только одному блоку. </text:span></text:p>
        <text:p text:style-name="P84"><text:span text:style-name="T53">Если фрагмент кода не зависит от других компонент страницы, то необходимо создавать блок, если же вне контекста родителя он не имеет смысла, то создается элемент. </text:span></text:p>
        <text:list xml:id="lst_L2_2" text:continue-numbering="true" text:continue-list="lst_L2_1" text:style-name="L2">
          <text:list-item>
            <text:p text:style-name="P85"><text:span text:style-name="T54">Модификаторами в БЭМ задают блокам внешний вид, состояние и поведение. </text:span></text:p>
          </text:list-item>
        </text:list>
        <text:p text:style-name="P86"><text:span text:style-name="T54">Изменение оформления блока производится при помощи установки/снятия модификатора. </text:span></text:p>
        <text:p text:style-name="P88"><text:span text:style-name="T55">Важно!</text:span><text:span text:style-name="T55"> Модификатор содержит только дополнительные стили, которые как-то изменяют исходную реализацию блока. </text:span></text:p>
        <text:p text:style-name="P88"><text:span text:style-name="T55">Это позволяет один раз написать, как должен выглядеть универсальный блок, и добавить в стили модификатора только те свойства, которые отличают блок от его исходного вида. </text:span></text:p>
        <text:p text:style-name="P84"><text:span text:style-name="T56">М</text:span><text:span text:style-name="T53">одификатор всегда должен находиться на одном DOM-узле с блоком или элементом, к которому он относится. </text:span></text:p>
        <text:list xml:id="lst_L2_3" text:continue-numbering="true" text:continue-list="lst_L2_2" text:style-name="L2">
          <text:list-item>
            <text:p text:style-name="P89"><text:span text:style-name="T56">Следует </text:span><text:span text:style-name="T53">выносить в модификаторы CSS-свойства блока, изменение которых кажется вероятным!</text:span></text:p>
          </text:list-item>
          <text:list-item>
            <text:p text:style-name="P78"><text:span text:style-name="T29">не использовать ID-селекторы и селекторы тегов;</text:span></text:p>
          </text:list-item>
          <text:list-item>
            <text:p text:style-name="P78"><text:span text:style-name="T29">минимизировать количество вложенных селекторов; </text:span><text:span text:style-name="T29">Лучше менее 3.</text:span></text:p>
          </text:list-item>
          <text:list-item>
            <text:p text:style-name="P78"><text:span text:style-name="T29">использовать соглашение по именованию CSS-классов, чтобы избежать коллизии имен и сделать имена селекторов максимально информативными и понятными;</text:span></text:p>
          </text:list-item>
          <text:list-item>
            <text:p text:style-name="P78"><text:span text:style-name="T29">работать в единых терминах блоков, элементов и модификаторов;</text:span></text:p>
          </text:list-item>
          <text:list-item>
            <text:p text:style-name="P78"><text:span text:style-name="T29">использовать миксы;</text:span></text:p>
          </text:list-item>
          <text:list-item>
            <text:p text:style-name="P78"><text:span text:style-name="T29">разделять код на мелкие независимые части для удобства работы с отдельными блоками;</text:span></text:p>
          </text:list-item>
          <text:list-item>
            <text:p text:style-name="P78"><text:span text:style-name="T29">повторно использовать блоки.</text:span></text:p>
          </text:list-item>
          <text:list-item>
            <text:p text:style-name="P78"><text:span text:style-name="T29">Имя селектора должно полно и точно описывать представляемую им БЭМ-сущность.</text:span></text:p>
          </text:list-item>
          <text:list-item>
            <text:p text:style-name="P80"><text:span text:style-name="T50">Нельзя создавать элементы элементов (</text:span><text:span text:style-name="T47">block__elem1__elem2) </text:span></text:p>
          </text:list-item>
          <text:list-item>
            <text:p text:style-name="P90"><text:span text:style-name="T33">В именах модификаторов и элементов всегда присутствует имя блока </text:span></text:p>
          </text:list-item>
          <text:list-item>
            <text:p text:style-name="P90"><text:span text:style-name="T33">Из предыдущего пункта следует, что нельзя создавать глобальные модификаторы </text:span></text:p>
          </text:list-item>
        </text:list>
        <text:p text:style-name="P92"/>
        <text:p text:style-name="P94"/>
        <text:p text:style-name="PP112"><text:span text:style-name="T26">Миксом называется одновременное размещение нескольких БЭМ-сущностей (блоков, элементов, модификаторов) на одном DOM-узле. </text:span></text:p>
        <text:p text:style-name="P46"><text:span text:style-name="T26">Миксы, как и модификаторы, используются, чтобы изменять блоки</text:span><text:span text:style-name="T57">,</text:span><text:span text:style-name="T26"> для того, чтобы единообразно отформатировать целый набор HTML-элементов.</text:span></text:p>
        <text:p text:style-name="P46"><text:span text:style-name="T26"> </text:span></text:p>
        <text:p text:style-name="P40"><text:bookmark text:name="049f"/><text:span text:style-name="T27">Микс блоков form и search</text:span></text:p>
        <text:p text:style-name="P41"><text:span text:style-name="T28">&lt;</text:span><text:span text:style-name="T28">form class=</text:span><text:span text:style-name="T28">"</text:span><text:span text:style-name="T28">form search</text:span><text:span text:style-name="T28">"</text:span><text:span text:style-name="T28"> action=</text:span><text:span text:style-name="T28">"</text:span><text:span text:style-name="T28">/</text:span><text:span text:style-name="T28">"</text:span><text:span text:style-name="T28">&gt;</text:span></text:p>
        <text:p text:style-name="P42"><text:span text:style-name="T24"> </text:span><text:span text:style-name="T58">&lt;</text:span><text:span text:style-name="T58">input class=</text:span><text:span text:style-name="T58">"</text:span><text:span text:style-name="T58">form__search</text:span><text:span text:style-name="T58">"</text:span><text:span text:style-name="T58"> name=</text:span><text:span text:style-name="T58">"</text:span><text:span text:style-name="T58">s</text:span><text:span text:style-name="T58">"</text:span><text:span text:style-name="T58">&gt;</text:span></text:p>
        <text:p text:style-name="P42"><text:span text:style-name="T24"> </text:span><text:span text:style-name="T58">&lt;</text:span><text:span text:style-name="T58">input class=</text:span><text:span text:style-name="T58">"</text:span><text:span text:style-name="T58">form__submit</text:span><text:span text:style-name="T58">"</text:span><text:span text:style-name="T58"> type=</text:span><text:span text:style-name="T58">"</text:span><text:span text:style-name="T58">submit</text:span><text:span text:style-name="T58">"</text:span><text:span text:style-name="T58">&gt;</text:span></text:p>
        <text:p text:style-name="P41"><text:span text:style-name="T28">&lt;</text:span><text:span text:style-name="T28">/form</text:span><text:span text:style-name="T28">&gt;</text:span></text:p>
        <text:p text:style-name="P31"><text:span text:style-name="T59">В данном случае класс </text:span><text:span text:style-name="T60">.search — это отдельный блок, который определяет поведение. У этого блока не может быть модификаторов, отвечающих за форму, темы, размеры. Такие модификаторы уже есть у универсальной формы. Микс помогает совместить стили и поведение этих разных блоков. </text:span></text:p>
        <text:p text:style-name="P48"/>
        <text:p text:style-name="P55"><text:span text:style-name="T29">HTML-реализация:</text:span></text:p>
        <text:p text:style-name="P35"><text:span text:style-name="T24">&lt;</text:span><text:span text:style-name="T24">article class=</text:span><text:span text:style-name="T24">"</text:span><text:span text:style-name="T24">article text</text:span><text:span text:style-name="T24">"</text:span><text:span text:style-name="T24">&gt;</text:span><text:span text:style-name="T24">...</text:span><text:span text:style-name="T24">&lt;</text:span><text:span text:style-name="T24">/article</text:span><text:span text:style-name="T24">&gt;</text:span></text:p>
        <text:p text:style-name="P35"/>
        <text:p text:style-name="P35"><text:span text:style-name="T24">&lt;</text:span><text:span text:style-name="T24">footer class=</text:span><text:span text:style-name="T24">"</text:span><text:span text:style-name="T24">footer</text:span><text:span text:style-name="T24">"</text:span><text:span text:style-name="T24">&gt;</text:span></text:p>
        <text:p text:style-name="P35"><text:span text:style-name="T24"> </text:span><text:span text:style-name="T24"> </text:span><text:span text:style-name="T24"> </text:span><text:span text:style-name="T24"> </text:span><text:span text:style-name="T24">&lt;</text:span><text:span text:style-name="T24">div class=</text:span><text:span text:style-name="T24">"</text:span><text:span text:style-name="T24">copyright text</text:span><text:span text:style-name="T24">"</text:span><text:span text:style-name="T24">&gt;</text:span><text:span text:style-name="T24">...</text:span><text:span text:style-name="T24">&lt;</text:span><text:span text:style-name="T24">/div</text:span><text:span text:style-name="T24">&gt;</text:span></text:p>
        <text:p text:style-name="P38"><text:span text:style-name="T24">&lt;</text:span><text:span text:style-name="T24">/footer</text:span><text:span text:style-name="T24">&gt;</text:span></text:p>
        <text:p text:style-name="P55"><text:span text:style-name="T29">CSS-реализация:</text:span></text:p>
        <text:p text:style-name="P35"><text:span text:style-name="T24">.text {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family: Arial, sans-serif;</text:span></text:p>
        <text:p text:style-name="P35"><text:span text:style-name="T24"> </text:span><text:span text:style-name="T24"> </text:span><text:span text:style-name="T24"> </text:span><text:span text:style-name="T24"> </text:span><text:span text:style-name="T24">font-size: 14px;</text:span></text:p>
        <text:p text:style-name="P35"><text:span text:style-name="T24"> </text:span><text:span text:style-name="T24"> </text:span><text:span text:style-name="T24"> </text:span><text:span text:style-name="T24"> </text:span><text:span text:style-name="T24">color: #000;</text:span></text:p>
        <text:p text:style-name="P39"><text:span text:style-name="T26">}</text:span></text:p>
        <text:list xml:id="lst_Outline_2" text:continue-numbering="true" text:continue-list="lst_Outline_1" text:style-name="Outline">
          <text:list-item>
            <text:list>
              <text:list-item>
                <text:h text:outline-level="2" text:style-name="P95"><text:span text:style-name="T23">Ч</text:span><text:span text:style-name="T23">то делать, если хочется сделать элемент элемента?</text:span></text:h>
              </text:list-item>
              <text:list-item>
                <text:h text:outline-level="2" text:style-name="P95"><text:span text:style-name="T23"> </text:span><text:span text:style-name="T23">Разгрузка селектора!</text:span></text:h>
              </text:list-item>
            </text:list>
          </text:list-item>
        </text:list>
        <text:p text:style-name="P49"><text:span text:style-name="T31">Решение простое: </text:span></text:p>
        <text:p text:style-name="P31"><text:span text:style-name="T60">на уровне элемента </text:span><text:span text:style-name="T60">.news__item</text:span><text:span text:style-name="T60"> можно объявить новый блок </text:span></text:p>
        <text:p text:style-name="P31"><text:span text:style-name="T60">(например, </text:span><text:span text:style-name="T60">.news-item</text:span><text:span text:style-name="T60">), и строить вложенные классы уже от него. </text:span></text:p>
        <text:p text:style-name="P49"><text:span text:style-name="T31">Да, это не самостоятельный переиспользуемый блок, здесь объявление блока нужно только для того, чтобы разгрузить селекторы. </text:span></text:p>
        <text:p text:style-name="P49"/>
        <text:p text:style-name="P30"><text:span text:style-name="T61">&lt;</text:span><text:span text:style-name="T61">div class=</text:span><text:span text:style-name="T61">"</text:span><text:span text:style-name="T61">news</text:span><text:span text:style-name="T61">"</text:span><text:span text:style-name="T61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&lt;</text:span><text:span text:style-name="T40">h3 class=</text:span><text:span text:style-name="T40">"</text:span><text:span text:style-name="T40">news__title</text:span><text:span text:style-name="T40">"</text:span><text:span text:style-name="T40">&gt;</text:span><text:span text:style-name="T40">Новости</text:span><text:span text:style-name="T40">&lt;</text:span><text:span text:style-name="T40">/h3</text:span><text:span text:style-name="T40">&gt;</text:span></text:p>
        <text:p text:style-name="P35"/>
        <text:p text:style-name="P17"><text:span text:style-name="T40"> </text:span><text:span text:style-name="T40"> </text:span><text:span text:style-name="T40"> </text:span><text:span text:style-name="T40"> </text:span><text:span text:style-name="T40">&lt;</text:span><text:span text:style-name="T40">ul class=</text:span><text:span text:style-name="T40">"</text:span><text:span text:style-name="T40">news__list</text:span><text:span text:style-name="T40">"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&lt;</text:span><text:span text:style-name="T40">li class=</text:span><text:span text:style-name="T40">"</text:span><text:span text:style-name="T40">news__item news-item</text:span><text:span text:style-name="T40">"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&lt;</text:span><text:span text:style-name="T40">h4 class=</text:span><text:span text:style-name="T40">"</text:span><text:span text:style-name="T40">news-item__title</text:span><text:span text:style-name="T40">"</text:span><text:span text:style-name="T40">&gt;</text:span><text:span text:style-name="T40">Заголовок новости</text:span><text:span text:style-name="T40">&lt;</text:span><text:span text:style-name="T40">/h4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&lt;</text:span><text:span text:style-name="T40">p class=</text:span><text:span text:style-name="T40">"</text:span><text:span text:style-name="T40">news-item__text</text:span><text:span text:style-name="T40">"</text:span><text:span text:style-name="T40">&gt;</text:span><text:span text:style-name="T40">Текст новости</text:span><text:span text:style-name="T40">&lt;</text:span><text:span text:style-name="T40">/p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&lt;</text:span><text:span text:style-name="T40">/li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 </text:span><text:span text:style-name="T40"> </text:span><text:span text:style-name="T40">&lt;</text:span><text:span text:style-name="T40">li class=</text:span><text:span text:style-name="T40">"</text:span><text:span text:style-name="T40">news__item</text:span><text:span text:style-name="T40">"</text:span><text:span text:style-name="T40">&gt;</text:span><text:span text:style-name="T40">&lt;</text:span><text:span text:style-name="T40">!-- новость -→</text:span><text:span text:style-name="T40">&lt;</text:span><text:span text:style-name="T40">/li</text:span><text:span text:style-name="T40">&gt;</text:span></text:p>
        <text:p text:style-name="P17"><text:span text:style-name="T40"> </text:span><text:span text:style-name="T40"> </text:span><text:span text:style-name="T40"> </text:span><text:span text:style-name="T40"> </text:span><text:span text:style-name="T40">&lt;</text:span><text:span text:style-name="T40">/ul</text:span><text:span text:style-name="T40">&gt;</text:span></text:p>
        <text:p text:style-name="P27"><text:span text:style-name="T67">&lt;</text:span><text:span text:style-name="T67">/div</text:span><text:span text:style-name="T67">&gt;</text:span></text:p>
        <text:p text:style-name="PP152"><text:span text:style-name="T43">Следующих возможностей я категорически стараюсь избегать (хотя основная идея применима ко всем препроцессорам, эти правила относятся в большей степени к Sass):</text:span></text:p>
        <text:list xml:id="lst_L3_1" text:style-name="L3">
          <text:list-item>
            <text:p text:style-name="P97"><text:span text:style-name="T29">Никогда не вкладывайте правила только для организации кода. Вкладывайте только тогда, когда это нужно в CSS на выходе. </text:span></text:p>
          </text:list-item>
          <text:list-item>
            <text:p text:style-name="P97"><text:span text:style-name="T29">Никогда не используйте примеси (mixin), если не передаёте аргумент. Примеси без аргументов гораздо лучше использовать в качестве шаблонов, которые можно расширить. </text:span></text:p>
          </text:list-item>
          <text:list-item>
            <text:p text:style-name="P98"><text:span text:style-name="T47">Никогда не используйте @extend для селектора, который не является одиночным классом. Это не имеет смысла с точки зрения дизайна и раздувает скомпилированный CSS. </text:span></text:p>
          </text:list-item>
          <text:list-item>
            <text:p text:style-name="P99"><text:span text:style-name="T47">Никогда не используйте @extend для компонентов интерфейса в модификаторе компонента, иначе вы нарушаете цепь наследования (подробнее об этом дальше). </text:span></text:p>
          </text:list-item>
          <text:list-item>
            <text:p text:style-name="P99"><text:span text:style-name="T47">Простые элементы &lt;div</text:span><text:span text:style-name="T47">&gt;</text:span><text:span text:style-name="T47"> и </text:span><text:span text:style-name="T47">&lt;</text:span><text:span text:style-name="T47">span</text:span><text:span text:style-name="T47">&gt;</text:span><text:span text:style-name="T47"> не должны использоваться в HTML без назначенных классов. </text:span></text:p>
          </text:list-item>
        </text:list>
        <text:list xml:id="lst_Outline_3" text:continue-numbering="true" text:continue-list="lst_Outline_2" text:style-name="Outline">
          <text:list-item>
            <text:h text:outline-level="1" text:style-name="P101"/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Arial" svg:font-family="Arial" style:font-charset="windows-1251"/>
    <style:font-face style:name="OpenSymbol" svg:font-family="OpenSymbol"/>
    <style:font-face style:name="Liberation Mono" svg:font-family="Liberation Mono" style:font-charset="windows-1251" style:font-family-generic="modern"/>
    <style:font-face style:name="DejaVu Sans" svg:font-family="DejaVu Sans" style:font-charset="windows-1251" style:font-family-generic="swiss"/>
    <style:font-face style:name="NSimSun" svg:font-family="NSimSun"/>
    <style:font-face style:name="Liberation Serif" svg:font-family="Liberation Serif" style:font-charset="windows-1251" style:font-family-generic="roman"/>
    <style:font-face style:name="Liberation Sans" svg:font-family="Liberation Sans" style:font-charset="windows-1251" style:font-family-generic="swiss"/>
    <style:font-face style:name="Microsoft YaHei" svg:font-family="Microsoft YaHei" style:font-charset="windows-1251"/>
    <style:font-face style:name="OpenSymbol1" svg:font-family="OpenSymbol1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style:use-window-font-color="true" style:letter-kerning="true"/>
    </style:default-style>
    <style:style style:name="Обычный" style:display-name="Обычны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ru" fo:country="ru" style:font-name-asian="NSimSun" style:font-size-asian="10.5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tandard" style:display-name="Standard" style:family="paragraph" style:parent-style-name="Обычный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Microsoft YaHei" style:font-size-asian="14pt" style:font-size-complex="14pt"/>
    </style:style>
    <style:style style:name="Заголовок_20_1" style:display-name="Заголовок 1" style:family="paragraph" style:parent-style-name="Heading" style:next-style-name="Text_20_body" style:default-outline-level="1" style:list-style-name="Outline">
      <style:paragraph-properties fo:margin-left="0.000cm" text:number-lines="true"/>
      <style:text-properties fo:font-size="18.2pt" fo:font-weight="bold" style:font-size-asian="18.2pt" style:font-weight-asian="bold" style:font-size-complex="18.2pt" style:font-weight-complex="bold"/>
    </style:style>
    <style:style style:name="Заголовок_20_2" style:display-name="Заголовок 2" style:family="paragraph" style:parent-style-name="Heading" style:next-style-name="Text_20_body" style:default-outline-level="2" style:list-style-name="Outline">
      <style:paragraph-properties fo:margin-left="0.000cm" fo:margin-top="0.353cm" text:number-lines="true"/>
      <style:text-properties fo:font-size="16.1pt" fo:font-weight="bold" style:font-size-asian="16.1pt" style:font-weight-asian="bold" style:font-size-complex="16.1pt" style:font-weight-complex="bold"/>
    </style:style>
    <style:style style:name="Заголовок_20_3" style:display-name="Заголовок 3" style:family="paragraph" style:parent-style-name="Heading" style:next-style-name="Text_20_body" style:default-outline-level="3" style:list-style-name="Outline">
      <style:paragraph-properties fo:margin-left="1.270cm" fo:text-indent="-1.266cm" style:auto-text-indent="false" fo:margin-top="0.101cm" fo:margin-bottom="0.000cm" text:number-lines="true"/>
      <style:text-properties style:font-name="DejaVu Sans" fo:font-size="11pt" fo:language="en" fo:country="us" style:font-size-asian="11pt" style:font-size-complex="11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Список" style:display-name="Список" style:family="paragraph" style:parent-style-name="Text_20_body">
      <style:paragraph-properties text:number-lines="true"/>
      <style:text-properties style:font-size-asian="12pt"/>
    </style:style>
    <style:style style:name="Подпись" style:display-name="Подпись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Preformatted_20_Text" style:display-name="Preformatted Text" style:family="paragraph" style:parent-style-name="Standard">
      <style:paragraph-properties text:number-lines="true"/>
      <style:text-properties style:font-name="Liberation Mono" fo:font-size="10pt" style:font-size-asian="10pt" style:font-name-complex="Liberation Mono" style:font-size-complex="10pt"/>
    </style:style>
    <style:style style:name="Название" style:display-name="Название" style:family="paragraph" style:parent-style-name="Heading" style:next-style-name="Text_20_body">
      <style:paragraph-properties fo:text-align="center" text:number-lines="true"/>
      <style:text-properties fo:font-size="28pt" fo:font-weight="bold" style:font-size-asian="28pt" style:font-weight-asian="bold" style:font-size-complex="28pt" style:font-weight-complex="bold"/>
    </style:style>
    <style:style style:name="Обычный" style:display-name="Обычный" style:family="text">
      <style:text-properties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style:use-window-font-color="true" style:letter-kerning="true"/>
    </style:style>
    <style:style style:name="Source_20_Text" style:display-name="Source Text" style:family="text">
      <style:text-properties style:font-name="Liberation Mono" style:font-name-complex="Liberation Mono"/>
    </style:style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1" style:display-name="D1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language="none" fo:country="none" style:language-asian="none" style:country-asian="none" style:language-complex="none" style:country-complex="none" fo:color="#800000" style:text-underline-style="solid" style:text-underline-mode="continuous" style:text-underline-width="auto" style:text-underline-color="font-color"/>
    </style:style>
    <style:style style:name="D1" style:family="text">
      <style:text-properties style:font-name="OpenSymbol1" style:font-name-asian="OpenSymbol" style:font-name-complex="OpenSymbol"/>
    </style:style>
    <style:style style:name="D2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1.000cm" fo:margin-bottom="1.000cm" fo:margin-left="2.000cm" fo:margin-right="1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9-03-29T19:55:11</meta:creation-date>
    <dc:date>2023-05-12T13:54:19</dc:date>
    <meta:print-date>1970-01-01T03:00:00</meta:print-date>
  </office:meta>
</office:document-meta>
</file>